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color="#666666" fo:font-weight="bold" style:font-weight-asian="bold" style:font-weight-complex="bold"/>
    </style:style>
    <style:style style:name="P6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50%"/>
      <style:text-properties fo:font-size="11pt" style:font-size-asian="11pt" style:font-size-complex="11pt"/>
    </style:style>
    <style:style style:name="P8" style:family="paragraph" style:parent-style-name="Standard" style:list-style-name="L1">
      <style:paragraph-properties fo:line-height="150%"/>
      <style:text-properties fo:font-size="11pt" style:font-size-asian="11pt" style:font-size-complex="11pt"/>
    </style:style>
    <style:style style:name="P9" style:family="paragraph" style:parent-style-name="Standard" style:list-style-name="L2">
      <style:paragraph-properties fo:line-height="150%"/>
      <style:text-properties fo:font-size="11pt" style:font-size-asian="11pt" style:font-size-complex="11pt"/>
    </style:style>
    <style:style style:name="P10" style:family="paragraph" style:parent-style-name="Standard" style:list-style-name="L3">
      <style:paragraph-properties fo:line-height="150%"/>
      <style:text-properties fo:font-size="11pt" style:font-size-asian="11pt" style:font-size-complex="11pt"/>
    </style:style>
    <style:style style:name="P11" style:family="paragraph" style:parent-style-name="Standard" style:list-style-name="L4">
      <style:paragraph-properties fo:line-height="150%"/>
      <style:text-properties fo:font-size="11pt" style:font-size-asian="11pt" style:font-size-complex="11pt"/>
    </style:style>
    <style:style style:name="P12" style:family="paragraph" style:parent-style-name="Standard" style:list-style-name="L5">
      <style:paragraph-properties fo:line-height="150%"/>
      <style:text-properties fo:font-size="11pt" style:font-size-asian="11pt" style:font-size-complex="11pt"/>
    </style:style>
    <style:style style:name="P13" style:family="paragraph" style:parent-style-name="Standard" style:list-style-name="L6">
      <style:paragraph-properties fo:line-height="150%"/>
      <style:text-properties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owarzyszenie Polska Grupa Użytkowników Pythona</text:p>
      <text:p text:style-name="P5"/>
      <text:p text:style-name="P5">10 maja 2014 r.</text:p>
      <text:p text:style-name="P5">Warszawa</text:p>
      <text:p text:style-name="P3"/>
      <text:p text:style-name="P1">Harmonogram spotkania założycielskiego</text:p>
      <text:p text:style-name="P2"/>
      <text:p text:style-name="P6">14:00 - 14:05 (5 min)</text:p>
      <text:list xml:id="list1627939011" text:style-name="L1">
        <text:list-item>
          <text:p text:style-name="P8">Powitanie członków założycieli</text:p>
        </text:list-item>
        <text:list-item>
          <text:p text:style-name="P8">Przedstawienie celu spotkania</text:p>
        </text:list-item>
      </text:list>
      <text:p text:style-name="P7"/>
      <text:p text:style-name="P6">14:05 - 14:25 (20 min)</text:p>
      <text:list xml:id="list1521813088" text:style-name="L2">
        <text:list-item>
          <text:p text:style-name="P9">Wybór Przewodniczącego i Sekretarza spotkania założycielskiego</text:p>
        </text:list-item>
        <text:list-item>
          <text:p text:style-name="P9">Podjęcie uchwały o powołaniu stowarzyszenia</text:p>
        </text:list-item>
        <text:list-item>
          <text:p text:style-name="P9">Wybór Komitetu Założycielskiego</text:p>
        </text:list-item>
        <text:list-item>
          <text:p text:style-name="P9">Podjęcie uchwały o wyborze Komitetu Założycielskiego</text:p>
        </text:list-item>
        <text:list-item>
          <text:p text:style-name="P9">Podjęcie uchwały o przyjęciu statutu</text:p>
        </text:list-item>
      </text:list>
      <text:p text:style-name="P7"/>
      <text:p text:style-name="P6">14:25 - 15:55 (90 min)</text:p>
      <text:list xml:id="list1977236086" text:style-name="L3">
        <text:list-item>
          <text:p text:style-name="P10">Krótkie prezentacje kandydatów do poszczególnych organów Stowarzyszenia na forum członków założycieli</text:p>
        </text:list-item>
        <text:list-item>
          <text:p text:style-name="P10">Wybór Zarządu Krajowego, Komisji Rewizyjnej, Sądu koleżeńskiego i Rzecznika Dyscyplinarnego</text:p>
        </text:list-item>
        <text:list-item>
          <text:p text:style-name="P10">Podjęcie uchwały o wyborze Zarządu Krajowego</text:p>
        </text:list-item>
        <text:list-item>
          <text:p text:style-name="P10">Podjęcie uchwały o wyborze Komisji Rewizyjnej</text:p>
        </text:list-item>
      </text:list>
      <text:p text:style-name="P7"/>
      <text:p text:style-name="P6">15:55 - 16:25 (30 min)</text:p>
      <text:list xml:id="list1106889747" text:style-name="L4">
        <text:list-item>
          <text:p text:style-name="P11">Wpisanie się do listy członków założycieli</text:p>
        </text:list-item>
        <text:list-item>
          <text:p text:style-name="P11">Przerwa</text:p>
        </text:list-item>
      </text:list>
      <text:p text:style-name="P7"/>
      <text:p text:style-name="P6">16:25 - 16:30 (5 min)</text:p>
      <text:list xml:id="list1495287787" text:style-name="L5">
        <text:list-item>
          <text:p text:style-name="P12">Zamknięcie zebrania</text:p>
        </text:list-item>
      </text:list>
      <text:p text:style-name="P7"/>
      <text:p text:style-name="P6">16:30 - 18:00 (90 min)</text:p>
      <text:list xml:id="list399698983" text:style-name="L6">
        <text:list-item>
          <text:p text:style-name="P13">Panel dyskusyjny:</text:p>
          <text:list>
            <text:list-item>
              <text:p text:style-name="P13">Ustalenie priorytetów i kierunku działania Stowarzyszenia PLPUG przez najbliższe 6 miesięcy oraz zarysu metodologii prac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5T18:08:15</meta:creation-date>
    <dc:date>2014-05-09T01:53:19</dc:date>
    <meta:editing-duration>PT3M19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26" meta:word-count="149" meta:character-count="1025" meta:non-whitespace-character-count="918"/>
  </office:meta>
</office:document-meta>
</file>